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942cm"/>
    </style:style>
    <style:style style:name="P1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17cm" svg:height="1.192cm" svg:x="2.022cm" svg:y="2.094cm">
          <draw:text-box>
            <text:p>大型广告系统的特点</text:p>
          </draw:text-box>
        </draw:frame>
        <draw:frame draw:style-name="gr1" draw:text-style-name="P1" draw:layer="layout" svg:width="6.852cm" svg:height="1.192cm" svg:x="6.34cm" svg:y="3.921cm">
          <draw:text-box>
            <text:p>数据量 <text:s text:c="3"/><text:tab/><text:tab/><text:tab/>大 </text:p>
          </draw:text-box>
        </draw:frame>
        <draw:frame draw:style-name="gr1" draw:text-style-name="P1" draw:layer="layout" svg:width="6.217cm" svg:height="1.192cm" svg:x="6.207cm" svg:y="5.65cm">
          <draw:text-box>
            <text:p>响应速度 <text:s/><text:tab/><text:tab/>快</text:p>
          </draw:text-box>
        </draw:frame>
        <draw:frame draw:style-name="gr1" draw:text-style-name="P1" draw:layer="layout" svg:width="6.852cm" svg:height="1.192cm" svg:x="6.207cm" svg:y="7.223cm">
          <draw:text-box>
            <text:p>数据实时性 <text:tab/><text:tab/>高</text:p>
          </draw:text-box>
        </draw:frame>
        <draw:frame draw:style-name="gr1" draw:text-style-name="P1" draw:layer="layout" svg:width="6.852cm" svg:height="1.192cm" svg:x="6.213cm" svg:y="9.001cm">
          <draw:text-box>
            <text:p>系统可用性 <text:tab/><text:tab/>高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04T09:19:05.445449511</meta:creation-date>
    <dc:date>2021-08-04T09:24:09.578465927</dc:date>
    <meta:editing-duration>PT5M3S</meta:editing-duration>
    <meta:editing-cycles>2</meta:editing-cycles>
    <meta:generator>LibreOffice/6.0.7.3$Linux_X86_64 LibreOffice_project/00m0$Build-3</meta:generator>
    <meta:document-statistic meta:object-count="5"/>
  </office:meta>
</office:document-meta>
</file>